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" officeooo:rsid="001b140c" officeooo:paragraph-rsid="001b140c"/>
    </style:style>
    <style:style style:name="P3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224eff" officeooo:paragraph-rsid="00224eff" style:font-weight-asian="normal" style:font-weight-complex="normal"/>
    </style:style>
    <style:style style:name="P6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b140c" officeooo:paragraph-rsid="001c16cb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1b140c" officeooo:paragraph-rsid="00224eff" style:font-weight-asian="bold" style:font-weight-complex="bold"/>
    </style:style>
    <style:style style:name="P12" style:family="paragraph" style:parent-style-name="Standard">
      <style:text-properties style:font-name="Courier New" fo:font-weight="bold" officeooo:rsid="001b140c" officeooo:paragraph-rsid="0023fcfa" style:font-weight-asian="bold" style:font-weight-complex="bold"/>
    </style:style>
    <style:style style:name="P13" style:family="paragraph" style:parent-style-name="Standard">
      <style:text-properties style:font-name="Courier New" fo:font-weight="bold" officeooo:rsid="001b140c" officeooo:paragraph-rsid="00264c44" style:font-weight-asian="bold" style:font-weight-complex="bold"/>
    </style:style>
    <style:style style:name="P14" style:family="paragraph" style:parent-style-name="Standard">
      <style:text-properties style:font-name="Courier New" fo:font-weight="bold" officeooo:rsid="001b140c" officeooo:paragraph-rsid="002681cb" style:font-weight-asian="bold" style:font-weight-complex="bold"/>
    </style:style>
    <style:style style:name="P15" style:family="paragraph" style:parent-style-name="Standard">
      <style:text-properties style:font-name="Courier New" fo:font-weight="bold" officeooo:rsid="001c16cb" officeooo:paragraph-rsid="001c16cb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224eff" officeooo:paragraph-rsid="00224eff" style:font-weight-asian="bold" style:font-weight-complex="bold"/>
    </style:style>
    <style:style style:name="P17" style:family="paragraph" style:parent-style-name="Standard">
      <style:text-properties style:font-name="Courier New" fo:font-weight="bold" officeooo:rsid="002681cb" officeooo:paragraph-rsid="002681cb" style:font-weight-asian="bold" style:font-weight-complex="bold"/>
    </style:style>
    <style:style style:name="P18" style:family="paragraph" style:parent-style-name="Standard" style:master-page-name="Standard">
      <style:paragraph-properties style:page-number="auto"/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style:font-name="Arial" fo:font-weight="normal" officeooo:rsid="001d841c" officeooo:paragraph-rsid="001b140c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d841c" officeooo:paragraph-rsid="002b5121" style:font-weight-asian="normal" style:font-weight-complex="normal"/>
    </style:style>
    <style:style style:name="P21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22" style:family="paragraph" style:parent-style-name="Standard">
      <style:text-properties style:font-name="Courier New" fo:font-weight="bold" officeooo:rsid="001b140c" officeooo:paragraph-rsid="00224eff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1b140c" officeooo:paragraph-rsid="002681cb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1b140c" officeooo:paragraph-rsid="0029778c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b140c" officeooo:paragraph-rsid="002b5121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293035" officeooo:paragraph-rsid="002b5121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2681cb" officeooo:paragraph-rsid="0029778c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Courier New" fo:font-weight="bold" officeooo:rsid="001b140c" officeooo:paragraph-rsid="002b5121" style:font-weight-asian="bold" style:font-weight-complex="bold"/>
    </style:style>
    <style:style style:name="T1" style:family="text">
      <style:text-properties officeooo:rsid="001b6053"/>
    </style:style>
    <style:style style:name="T2" style:family="text">
      <style:text-properties style:font-name="Arial" fo:font-size="11pt" officeooo:rsid="001c16cb" style:font-size-asian="11pt" style:font-size-complex="11pt"/>
    </style:style>
    <style:style style:name="T3" style:family="text">
      <style:text-properties style:font-name="Arial" fo:font-size="11pt" officeooo:rsid="002b5121" style:font-size-asian="11pt" style:font-size-complex="11pt"/>
    </style:style>
    <style:style style:name="T4" style:family="text">
      <style:text-properties style:font-name="Arial" fo:font-weight="normal" officeooo:rsid="001c16cb" style:font-weight-asian="normal" style:font-weight-complex="normal"/>
    </style:style>
    <style:style style:name="T5" style:family="text">
      <style:text-properties style:font-name="Arial" fo:font-weight="normal" officeooo:rsid="001c4df7" style:font-weight-asian="normal" style:font-weight-complex="normal"/>
    </style:style>
    <style:style style:name="T6" style:family="text">
      <style:text-properties style:font-name="Arial" fo:font-weight="normal" officeooo:rsid="001d841c" style:font-weight-asian="normal" style:font-weight-complex="normal"/>
    </style:style>
    <style:style style:name="T7" style:family="text">
      <style:text-properties style:font-name="Arial" fo:font-weight="normal" officeooo:rsid="00224eff" style:font-weight-asian="normal" style:font-weight-complex="normal"/>
    </style:style>
    <style:style style:name="T8" style:family="text">
      <style:text-properties style:font-name="Arial" fo:font-weight="normal" officeooo:rsid="0023fcfa" style:font-weight-asian="normal" style:font-weight-complex="normal"/>
    </style:style>
    <style:style style:name="T9" style:family="text">
      <style:text-properties style:font-name="Arial" fo:font-weight="normal" officeooo:rsid="00264c44" style:font-weight-asian="normal" style:font-weight-complex="normal"/>
    </style:style>
    <style:style style:name="T10" style:family="text">
      <style:text-properties style:font-name="Arial" fo:font-weight="normal" officeooo:rsid="002681cb" style:font-weight-asian="normal" style:font-weight-complex="normal"/>
    </style:style>
    <style:style style:name="T11" style:family="text">
      <style:text-properties style:font-name="Arial" fo:font-weight="normal" officeooo:rsid="00293035" style:font-weight-asian="normal" style:font-weight-complex="normal"/>
    </style:style>
    <style:style style:name="T12" style:family="text">
      <style:text-properties style:font-name="Arial" fo:font-weight="normal" officeooo:rsid="0029778c" style:font-weight-asian="normal" style:font-weight-complex="normal"/>
    </style:style>
    <style:style style:name="T13" style:family="text">
      <style:text-properties officeooo:rsid="001c16cb"/>
    </style:style>
    <style:style style:name="T14" style:family="text">
      <style:text-properties officeooo:rsid="001c4df7"/>
    </style:style>
    <style:style style:name="T15" style:family="text">
      <style:text-properties officeooo:rsid="0021481a"/>
    </style:style>
    <style:style style:name="T16" style:family="text">
      <style:text-properties officeooo:rsid="00224eff"/>
    </style:style>
    <style:style style:name="T17" style:family="text">
      <style:text-properties style:font-name="Courier New" officeooo:rsid="00224eff"/>
    </style:style>
    <style:style style:name="T18" style:family="text">
      <style:text-properties style:font-name="Courier New" fo:font-weight="bold" style:font-weight-asian="bold" style:font-weight-complex="bold"/>
    </style:style>
    <style:style style:name="T19" style:family="text">
      <style:text-properties officeooo:rsid="00264c44"/>
    </style:style>
    <style:style style:name="T20" style:family="text">
      <style:text-properties officeooo:rsid="00293035"/>
    </style:style>
    <style:style style:name="T21" style:family="text">
      <style:text-properties style:font-name="Arial" fo:font-weight="normal" style:font-weight-asian="normal" style:font-weight-complex="normal"/>
    </style:style>
    <style:style style:name="T22" style:family="text">
      <style:text-properties officeooo:rsid="0029778c"/>
    </style:style>
    <style:style style:name="T23" style:family="text">
      <style:text-properties officeooo:rsid="001b14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ixel Toy</text:p>
      <text:p text:style-name="P1"/>
      <text:p text:style-name="P6">Functions</text:p>
      <text:p text:style-name="P7"/>
      <text:p text:style-name="P26"><text:span text:style-name="T2">Drawing</text:span><text:tab/></text:p>
      <text:p text:style-name="P7">drawRectangle(x, y, width, height)</text:p>
      <text:p text:style-name="P7">drawLine(x1, y1, x2, y2)</text:p>
      <text:p text:style-name="P7">drawPoint(x, y)</text:p>
      <text:p text:style-name="P10">drawString(x, y, string)</text:p>
      <text:p text:style-name="P10">draw<text:span text:style-name="T15">Circle</text:span>(x, y, <text:span text:style-name="T15">radius</text:span>)</text:p>
      <text:p text:style-name="P10"/>
      <text:p text:style-name="P16">loadImage(src)</text:p>
      <text:p text:style-name="P11"><text:span text:style-name="T16"><text:tab/></text:span><text:span text:style-name="T7">Loads an image from the specified location on disk.</text:span></text:p>
      <text:p text:style-name="P11"><text:span text:style-name="T7"><text:tab/></text:span><text:span text:style-name="T11">Optional arguments:</text:span></text:p>
      <text:p text:style-name="P11"><text:span text:style-name="T11"><text:tab/><text:tab/>smooth: smooth the image when drawing. True by default</text:span></text:p>
      <text:p text:style-name="P11"><text:span text:style-name="T11"><text:tab/><text:tab/></text:span><text:span text:style-name="T12">animatedImageCountX: </text:span></text:p>
      <text:p text:style-name="P11"><text:span text:style-name="T12"><text:tab/><text:tab/><text:tab/>Number of animated image frames the image file contains. 1 by default.</text:span></text:p>
      <text:p text:style-name="P5"><text:tab/>Example:</text:p>
      <text:p text:style-name="P11"><text:span text:style-name="T7"><text:tab/><text:tab/></text:span><text:span text:style-name="T17">image = loadImage('res/man1.png')</text:span></text:p>
      <text:p text:style-name="P12"><text:span text:style-name="T17"><text:tab/></text:span><text:span text:style-name="T8">Be sure to load images before starting the main loop, otherwise you're loading the <text:tab/>same image 60 times per second!</text:span></text:p>
      <text:p text:style-name="P16">drawImage(image, x, y, width, height)</text:p>
      <text:p text:style-name="P12"><text:tab/><text:span text:style-name="T8">Draws an image that was loaded by loadImage. The remaining parameters are used <text:tab/>similar to the drawRectangle() function.</text:span></text:p>
      <text:p text:style-name="P17">image.rotate(rotationDegrees)</text:p>
      <text:p text:style-name="P14"><text:span text:style-name="T8"><text:tab/></text:span><text:span text:style-name="T10">Rotates the image by the specified amount. Next time the image is drawn it is rotated <text:tab/>by the new rotation.</text:span></text:p>
      <text:p text:style-name="P17">image.setRotation(rotationDegrees)</text:p>
      <text:p text:style-name="P14"><text:span text:style-name="T8"><text:tab/></text:span><text:span text:style-name="T10">Sets the rotation of the image</text:span></text:p>
      <text:p text:style-name="P17">image.draw()</text:p>
      <text:p text:style-name="P14"><text:tab/><text:span text:style-name="T10">Same effect as drawImage.</text:span></text:p>
      <text:p text:style-name="P28">image.<text:span text:style-name="T22">nextAnimationFrame</text:span>()</text:p>
      <text:p text:style-name="P24"><text:span text:style-name="T10"><text:tab/></text:span><text:span text:style-name="T12">Shows the next frame of the animated image</text:span></text:p>
      <text:p text:style-name="P28">image.<text:span text:style-name="T22">resetAnimation</text:span>()</text:p>
      <text:p text:style-name="P24"><text:span text:style-name="T10"><text:tab/></text:span><text:span text:style-name="T12">Start the image animation over from the start.</text:span></text:p>
      <text:p text:style-name="P26"/>
      <text:p text:style-name="P26">useColour(r, g, b <text:span text:style-name="T20">[</text:span>, a<text:span text:style-name="T20">]</text:span>)</text:p>
      <text:p text:style-name="P26"><text:tab/><text:span text:style-name="T6">After calling this function, anything you draw will use this colour.</text:span></text:p>
      <text:p text:style-name="P20"><text:tab/>Until you update the colour again, of course.</text:p>
      <text:p text:style-name="P20"><text:tab/><text:span text:style-name="T20">The alpha component is optional.</text:span></text:p>
      <text:p text:style-name="P26">newFrame()</text:p>
      <text:p text:style-name="P26"><text:tab/><text:span text:style-name="T6">Call this function when you are ready to draw a new frame.</text:span></text:p>
      <text:p text:style-name="P7"/>
      <text:p text:style-name="P29"><text:span text:style-name="T3">Input</text:span><text:tab/></text:p>
      <text:p text:style-name="P7">is<text:span text:style-name="T19">Left</text:span>MouseDown()</text:p>
      <text:p text:style-name="P7"><text:tab/><text:span text:style-name="T6">Returns True if the left mouse button is pressed. False if it is not.</text:span></text:p>
      <text:p text:style-name="P13">is<text:span text:style-name="T19">Right</text:span>MouseDown()</text:p>
      <text:p text:style-name="P13"><text:span text:style-name="T6"><text:tab/>Returns True if the </text:span><text:span text:style-name="T9">right</text:span><text:span text:style-name="T6"> mouse button is pressed. False if it is not.</text:span></text:p>
      <text:p text:style-name="P13"><text:span text:style-name="T19">getMouseWheelDelta</text:span>()</text:p>
      <text:p text:style-name="P13"><text:span text:style-name="T6"><text:tab/>Returns </text:span><text:span text:style-name="T9">the number of steps that the mouse wheel has been moved up since the <text:tab/>previous call to this function.</text:span></text:p>
      <text:p text:style-name="P27"><text:span text:style-name="T21"/></text:p>
      <text:p text:style-name="P27"><text:span text:style-name="T23">isKeyDown(key)</text:span></text:p>
      <text:p text:style-name="P9"><text:span text:style-name="T4"><text:tab/>Returns True or False depending on whether the specified key</text:span><text:span text:style-name="T5"> </text:span><text:span text:style-name="T4">is pressed.</text:span></text:p>
      <text:p text:style-name="P4"><text:tab/>Example: check if the 'e' key is pressed: </text:p>
      <text:p text:style-name="P4"><text:tab/><text:tab/><text:span text:style-name="T18">if isKeyDown('e'):</text:span></text:p>
      <text:p text:style-name="P15"><text:tab/><text:tab/><text:tab/>print 'e'</text:p>
      <text:p text:style-name="P4"><text:tab/>Here's a list of all possible keys:</text:p>
      <text:p text:style-name="P4"><text:tab/><text:tab/>Letters: a, b, c, d, e, f, g, h, I, j, k, l, m, n, o, p, q, r, s, t, u, v, w, x, y, z</text:p>
      <text:p text:style-name="P4"><text:tab/><text:tab/>Numbers: 0, 1, 2, 3, 4, 5, 6, 7, 8, 9</text:p>
      <text:p text:style-name="P9"><text:span text:style-name="T4"><text:tab/><text:tab/></text:span><text:span text:style-name="T5">Arrow keys: <text:s/></text:span><text:span text:style-name="T14">LEFT, RIGHT, UP, DOWN</text:span></text:p>
      <text:p text:style-name="P8"><text:span text:style-name="T4"><text:tab/><text:tab/></text:span><text:span text:style-name="T5">Special keys: </text:span><text:span text:style-name="T14">SHIFT, CONTROL, TAB, ENTER, ESCAPE, SPACE</text:span></text:p>
      <text:p text:style-name="P7"/>
      <text:p text:style-name="P7">random()</text:p>
      <text:p text:style-name="P3"><text:tab/><text:span text:style-name="T13">Returns a random value between 0.0 and 1.0</text:span></text:p>
      <text:p text:style-name="P27">quit()</text:p>
      <text:p text:style-name="P27"><text:tab/><text:span text:style-name="T21">Exit the program immediately</text:span></text:p>
      <text:p text:style-name="P6"/>
      <text:p text:style-name="P6">Variables</text:p>
      <text:p text:style-name="P7"/>
      <text:p text:style-name="P4">These variables contain some utility values. They are updated every time you call the newFrame() function. </text:p>
      <text:p text:style-name="P7"/>
      <text:p text:style-name="P7">_mouseX</text:p>
      <text:p text:style-name="P7">_mouseY</text:p>
      <text:p text:style-name="P7">_screenWidth</text:p>
      <text:p text:style-name="P7">_screenHeight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4-05-11T01:06:18.711000000</dc:date>
    <meta:editing-duration>PT2H10M29S</meta:editing-duration>
    <meta:editing-cycles>15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63" meta:word-count="365" meta:character-count="2293" meta:non-whitespace-character-count="1935"/>
  </office:meta>
</office:document-meta>
</file>